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44029*"/>
    </style:style>
    <style:style style:name="Table1.B" style:family="table-column">
      <style:table-column-properties style:column-width="3.175cm" style:rel-column-width="12230*"/>
    </style:style>
    <style:style style:name="Table1.C" style:family="table-column">
      <style:table-column-properties style:column-width="2.408cm" style:rel-column-width="9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44131*"/>
    </style:style>
    <style:style style:name="Table2.B" style:family="table-column">
      <style:table-column-properties style:column-width="3.122cm" style:rel-column-width="12026*"/>
    </style:style>
    <style:style style:name="Table2.C" style:family="table-column">
      <style:table-column-properties style:column-width="2.434cm" style:rel-column-width="93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3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float" office:value="0">
            <text:p text:style-name="P3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Tidsuppskattning (timmar)</text:p>
          </table:table-cell>
          <table:table-cell table:style-name="Table2.C1" office:value-type="string">
            <text:p text:style-name="P3">Timmar</text:p>
            <text:p text:style-name="P3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4">0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4">2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5">
            <text:p text:style-name="P4">5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4">3</text:p>
          </table:table-cell>
          <table:table-cell table:style-name="Table2.C2" office:value-type="float" office:value="3">
            <text:p text:style-name="P4">3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4">
            <text:p text:style-name="P4">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3-12-30T21:31:15.55</dc:date>
    <dc:creator>Lotta Onsö</dc:creator>
    <meta:editing-duration>P2DT23H6M20S</meta:editing-duration>
    <meta:editing-cycles>11</meta:editing-cycles>
    <meta:generator>OpenOffice/4.0.0$Win32 OpenOffice.org_project/400m3$Build-9702</meta:generator>
    <meta:document-statistic meta:table-count="2" meta:image-count="0" meta:object-count="0" meta:page-count="1" meta:paragraph-count="52" meta:word-count="177" meta:character-count="966"/>
  </office:meta>
</office:document-meta>
</file>